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fo:color="#333333" loext:opacity="100%" style:font-name="Arial" fo:font-size="14pt" style:font-size-asian="14pt" style:font-size-complex="14pt"/>
    </style:style>
    <style:style style:name="P3" style:family="paragraph" style:parent-style-name="Standard">
      <style:text-properties fo:color="#333333" loext:opacity="100%" style:font-name="Arial" fo:font-size="14pt" officeooo:rsid="0008ad1e" officeooo:paragraph-rsid="0008ad1e" style:font-size-asian="14pt" style:font-size-complex="14pt"/>
    </style:style>
    <style:style style:name="P4" style:family="paragraph" style:parent-style-name="Standard">
      <style:text-properties fo:color="#1c1c1c" loext:opacity="100%" style:font-name="Arial" fo:font-size="14pt" style:font-size-asian="14pt" style:font-size-complex="14pt"/>
    </style:style>
    <style:style style:name="P5" style:family="paragraph" style:parent-style-name="Standard">
      <style:text-properties fo:color="#1c1c1c" loext:opacity="100%" style:font-name="Arial" fo:font-size="22pt" style:font-size-asian="22pt" style:font-size-complex="22pt"/>
    </style:style>
    <style:style style:name="P6" style:family="paragraph" style:parent-style-name="Standard" style:list-style-name="L1">
      <style:text-properties fo:color="#1c1c1c" loext:opacity="100%" style:font-name="Arial" fo:font-size="14pt" style:font-size-asian="14pt" style:font-size-complex="14pt"/>
    </style:style>
    <style:style style:name="P7" style:family="paragraph" style:parent-style-name="Standard">
      <style:text-properties fo:color="#333333" loext:opacity="100%" style:font-name="Arial" fo:font-size="14pt" officeooo:rsid="0008ad1e" officeooo:paragraph-rsid="0008ad1e" style:font-size-asian="14pt" style:font-size-complex="14pt"/>
    </style:style>
    <style:style style:name="P8" style:family="paragraph" style:parent-style-name="Standard">
      <style:text-properties fo:color="#333333" loext:opacity="100%" style:font-name="Arial" fo:font-size="14pt" officeooo:rsid="00091f7f" officeooo:paragraph-rsid="00091f7f" style:font-size-asian="14pt" style:font-size-complex="14pt"/>
    </style:style>
    <style:style style:name="P9" style:family="paragraph" style:parent-style-name="Standard">
      <style:text-properties fo:color="#333333" loext:opacity="100%" style:font-name="Arial" fo:font-size="14pt" officeooo:rsid="000b97de" officeooo:paragraph-rsid="000b97de" style:font-size-asian="14pt" style:font-size-complex="14pt"/>
    </style:style>
    <style:style style:name="P10" style:family="paragraph" style:parent-style-name="Standard">
      <style:text-properties fo:color="#333333" loext:opacity="100%" style:font-name="Arial" fo:font-size="14pt" officeooo:rsid="000bdfa1" style:font-size-asian="14pt" style:font-size-complex="14pt"/>
    </style:style>
    <style:style style:name="T1" style:family="text">
      <style:text-properties fo:font-style="italic" style:font-style-asian="italic" style:font-style-complex="italic"/>
    </style:style>
    <style:style style:name="T2" style:family="text">
      <style:text-properties officeooo:rsid="000b1a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un, Project 001 “Libion”</text:p>
      <text:p text:style-name="P1"/>
      <text:p text:style-name="P2">Het eerste project waar ik aan ga werken is het recreëren van een standaard functie library voor C. Ik heb de opdrachten van een C bootcamp klaar staan en zal hier mijn project ruw op baseren.</text:p>
      <text:p text:style-name="P2">Het hoofddoel van dit project is om comfortabel te raken met de omgeving van het Computerhuis, en op te warmen voor grotere uitdagingen.</text:p>
      <text:p text:style-name="P4"/>
      <text:p text:style-name="P4">Verwachtte tijds spanne: 4 weken</text:p>
      <text:list xml:id="list2564689165" text:style-name="L1">
        <text:list-item>
          <text:p text:style-name="P6"><text:span text:style-name="T1">Computer opzetten;</text:span> Git aanmaken, makefiles en folderstructuur.</text:p>
        </text:list-item>
        <text:list-item>
          <text:p text:style-name="P6"><text:span text:style-name="T1">Input/output;</text:span> print, atoi, itoa, string manipulation, swap, whitespaces.</text:p>
        </text:list-item>
        <text:list-item>
          <text:p text:style-name="P6"><text:span text:style-name="T1">Mathematics; </text:span>range, fibonacci, primes, converting bases, encoding/decoding</text:p>
        </text:list-item>
        <text:list-item>
          <text:p text:style-name="P6"><text:span text:style-name="T1">Supporting functions;</text:span> program info, foreach, map, lists</text:p>
        </text:list-item>
      </text:list>
      <text:p text:style-name="P2"/>
      <text:p text:style-name="P2">Het idee is dat ik zo ver mogelijk probeer te komen binnen deze blokken. </text:p>
      <text:p text:style-name="P2">Aan het einde kan ik een presentatie maken van wat ik bereikt heb. Dit kan in m'n CV om te laten zien wat mijn stijl is.</text:p>
      <text:p text:style-name="P10"/>
      <text:p text:style-name="P3">NOTES:</text:p>
      <text:p text:style-name="P3">Eerste blok liep ik een beetje voor op het schema en ben ik vast begonnen aan dingen voor het tweede blok.</text:p>
      <text:p text:style-name="P3">Tweede blok liep ik vast op strrev, dit hebt mij 3 dagen gekost om door te werken.</text:p>
      <text:p text:style-name="P3">Derde blok zat ik niet zo lekker in m’n vel en heb ik 1 dag niet aanwezig kunnen zijn, en een tweede niet effectief kunnen zijn.</text:p>
      <text:p text:style-name="P3"/>
      <text:p text:style-name="P3">Rekening houden in planning met onproductieve dagen.</text:p>
      <text:p text:style-name="P8">Een enkele dag lukte het mij niet om te komen, er was te veel aan mijn hoofd en ik heb er voor gekozen om thuis te blijven en even op te laden/dingen te verwerken.</text:p>
      <text:p text:style-name="P8">Meerdere dagen lukte het mij niet om aan de slag te komen of blijven. Ik werdt afgeleid en was ineens een uur of twee kwijt, of ik was naar mijn scherm aan het staren met alle documenten open… dan kreeg ik die dag weinig voor elkaar, soms maar 1 ding. (aan de zonnige kant, <text:span text:style-name="T2">dan heb ik wel dat ene ding voor elkaar gekregen!)</text:span></text:p>
      <text:p text:style-name="P8"/>
      <text:p text:style-name="P9">Ik heb nog wat moeite om altijd m’n nest uit te komen en op tijd aanwezig te zijn. Ik wil langzaam mijn wekker steeds vroeger gaan zetten en zo naar een relaxte ochtend toe werken waar ik nog wel mooi op tijd kan zijn. De uitdaging hier in is vooral dat ik van nature een avond mens ben en dus zelden voor 12u in slaap kom. Mijn lichaam heeft over het algemeen zo’n 7.5u slaap nodig, en ik heb zeker anderhalf uur nodig om van m’n bed naar klaar om te gaan te kom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nl" fo:country="NL"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eun </meta:initial-creator>
    <meta:creation-date>2020-09-07T10:20:43.01</meta:creation-date>
    <dc:date>2020-10-02T09:57:32.111000000</dc:date>
    <meta:editing-duration>PT21M58S</meta:editing-duration>
    <meta:editing-cycles>5</meta:editing-cycles>
    <meta:generator>LibreOffice/7.0.1.2$Windows_X86_64 LibreOffice_project/7cbcfc562f6eb6708b5ff7d7397325de9e764452</meta:generator>
    <meta:document-statistic meta:table-count="0" meta:image-count="0" meta:object-count="0" meta:page-count="1" meta:paragraph-count="18" meta:word-count="405" meta:character-count="2177" meta:non-whitespace-character-count="1793"/>
  </office:meta>
</office:document-meta>
</file>